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aspberry Pi B+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urrent(A)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USB WiFi 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Webcam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peakers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n AlexaPi</text:p>
          </table:table-cell>
          <table:table-cell/>
          <table:table-cell office:value-type="float" office:value="0.49" calcext:value-type="float">
            <text:p>0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phego </meta:initial-creator>
    <meta:creation-date>2017-01-20T19:22:28.620803424</meta:creation-date>
    <meta:generator>LibreOffice/5.1.4.2$Linux_X86_64 LibreOffice_project/10m0$Build-2</meta:generator>
    <dc:date>2017-01-20T23:06:39.590819148</dc:date>
    <dc:creator>mmphego </dc:creator>
    <meta:editing-duration>PT3H13M17S</meta:editing-duration>
    <meta:editing-cycles>2</meta:editing-cycles>
    <meta:document-statistic meta:table-count="1" meta:cell-count="16" meta:object-count="0"/>
  </office:meta>
</office:document-meta>
</file>